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2720e23"/>
    </style:style>
    <style:style style:name="P12" style:family="paragraph" style:parent-style-name="Standard">
      <style:text-properties officeooo:rsid="025d0d9e" officeooo:paragraph-rsid="02720e23"/>
    </style:style>
    <style:style style:name="P13" style:family="paragraph" style:parent-style-name="Text_20_body">
      <style:paragraph-properties fo:margin-top="0cm" fo:margin-bottom="0cm" style:contextual-spacing="false"/>
      <style:text-properties officeooo:paragraph-rsid="02720e23"/>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05170"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e8c13" style:font-size-asian="10pt" style:font-size-complex="10pt"/>
    </style:style>
    <style:style style:name="T6" style:family="text">
      <style:text-properties fo:font-size="10pt" officeooo:rsid="0272b6eb"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1"><text:s/>16.1.2 Editors - Dope Sheet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style-name="TableLine2156303807136">
          <table:table-cell table:style-name="Tabelle11.A1" office:value-type="string">
            <text:h text:style-name="P14" text:outline-level="1"><text:bookmark-start text:name="__RefHeading___Toc204_1017461327"/>Q<text:span text:style-name="T7">uick Menu</text:span><text:bookmark-end text:name="__RefHeading___Toc204_1017461327"/></text:h>
          </table:table-cell>
        </table:table-row>
      </table:table>
      <text:p text:style-name="P3"><draw:frame draw:style-name="fr1" draw:name="Bild1" text:anchor-type="paragraph" svg:y="0.669cm" svg:width="5.099cm" svg:height="1.289cm"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0">. </text:span>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9">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2b6eb"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05170"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e8c1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6</text:span><text:span text:style-name="MT1">.1.</text:span><text:span text:style-name="MT5">2</text:span><text:span text:style-name="MT1"> Editors - </text:span><text:span text:style-name="MT6">Dope Sheet</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16M14S</meta:editing-duration>
    <meta:editing-cycles>565</meta:editing-cycles>
    <meta:generator>LibreOffice/7.2.7.2$Windows_X86_64 LibreOffice_project/8d71d29d553c0f7dcbfa38fbfda25ee34cce99a2</meta:generator>
    <dc:date>2022-12-16T10:37:09.270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